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, sans-serif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6bfa41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2pt" officeooo:paragraph-rsid="000ea3a0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2pt" officeooo:paragraph-rsid="0063b9dd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2pt" officeooo:paragraph-rsid="0030ced4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2pt" officeooo:paragraph-rsid="0033ee90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2pt" officeooo:paragraph-rsid="0013405f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2pt" officeooo:paragraph-rsid="001828e3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2pt" officeooo:paragraph-rsid="003adbfd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2pt" officeooo:paragraph-rsid="001530fc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2pt" officeooo:paragraph-rsid="002803c2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2pt" officeooo:paragraph-rsid="0019be87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2pt" style:font-name-asian="Arial1" style:font-size-asian="12pt" style:font-name-complex="Arial1" style:font-size-complex="12pt" style:language-complex="pt" style:country-complex="PT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2pt" style:text-underline-style="solid" style:text-underline-width="auto" style:text-underline-color="font-color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" fo:font-size="18pt" officeooo:paragraph-rsid="00607129" style:font-size-asian="18pt" style:font-size-complex="18pt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" fo:font-size="18pt" officeooo:paragraph-rsid="0064a0a0" style:font-size-asian="18pt" style:font-size-complex="18pt"/>
    </style:style>
    <style:style style:name="P17" style:family="paragraph" style:parent-style-name="Standard">
      <style:paragraph-properties fo:text-align="justify" style:justify-single-word="false"/>
      <style:text-properties fo:color="#000000" style:font-name="arial" fo:font-size="18pt" fo:font-weight="bold" officeooo:paragraph-rsid="004b2349" style:font-size-asian="18pt" style:font-weight-asian="bold" style:font-name-complex="Arial1" style:font-size-complex="18pt" style:language-complex="pt" style:country-complex="PT"/>
    </style:style>
    <style:style style:name="P18" style:family="paragraph" style:parent-style-name="Standard">
      <style:paragraph-properties fo:text-align="justify" style:justify-single-word="false"/>
      <style:text-properties style:font-name="arial"/>
    </style:style>
    <style:style style:name="P19" style:family="paragraph" style:parent-style-name="Standard">
      <style:paragraph-properties fo:text-align="justify" style:justify-single-word="false"/>
      <style:text-properties style:font-name="arial" officeooo:paragraph-rsid="00622c0c"/>
    </style:style>
    <style:style style:name="P20" style:family="paragraph" style:parent-style-name="Standard">
      <style:paragraph-properties fo:text-align="justify" style:justify-single-word="false"/>
      <style:text-properties style:font-name="arial" officeooo:paragraph-rsid="0064a0a0"/>
    </style:style>
    <style:style style:name="P21" style:family="paragraph" style:parent-style-name="Standard">
      <style:paragraph-properties fo:text-align="justify" style:justify-single-word="false"/>
      <style:text-properties style:font-name="arial" officeooo:paragraph-rsid="0063b9dd"/>
    </style:style>
    <style:style style:name="P22" style:family="paragraph" style:parent-style-name="Standard">
      <style:paragraph-properties fo:text-align="justify" style:justify-single-word="false"/>
      <style:text-properties style:font-name="arial" officeooo:paragraph-rsid="00687119"/>
    </style:style>
    <style:style style:name="P23" style:family="paragraph" style:parent-style-name="Standard">
      <style:paragraph-properties fo:text-align="justify" style:justify-single-word="false"/>
      <style:text-properties style:font-name="arial" officeooo:paragraph-rsid="004b2349"/>
    </style:style>
    <style:style style:name="P24" style:family="paragraph" style:parent-style-name="Standard">
      <style:paragraph-properties fo:text-align="justify" style:justify-single-word="false"/>
      <style:text-properties style:font-name="arial" officeooo:paragraph-rsid="00617058"/>
    </style:style>
    <style:style style:name="P25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500d21" style:font-size-asian="18pt" style:font-size-complex="18pt"/>
    </style:style>
    <style:style style:name="P26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3d34e2" style:font-size-asian="18pt" style:font-size-complex="18pt"/>
    </style:style>
    <style:style style:name="P27" style:family="paragraph" style:parent-style-name="Heading_20_1">
      <style:paragraph-properties fo:text-align="justify" style:justify-single-word="false"/>
      <style:text-properties fo:color="#000000" style:font-name="arial" fo:font-size="18pt" officeooo:paragraph-rsid="000ea3a0" style:font-size-asian="18pt" style:font-size-complex="18pt"/>
    </style:style>
    <style:style style:name="P28" style:family="paragraph" style:parent-style-name="Heading_20_1">
      <style:paragraph-properties fo:text-align="justify" style:justify-single-word="false"/>
      <style:text-properties fo:color="#000000" style:font-name="arial" fo:font-size="12pt" style:font-size-asian="12pt" style:font-name-complex="Arial1" style:font-size-complex="12pt" style:language-complex="pt" style:country-complex="PT"/>
    </style:style>
    <style:style style:name="P29" style:family="paragraph" style:parent-style-name="Heading_20_2">
      <style:paragraph-properties fo:text-align="justify" style:justify-single-word="false"/>
      <style:text-properties officeooo:paragraph-rsid="000ea3a0"/>
    </style:style>
    <style:style style:name="P30" style:family="paragraph" style:parent-style-name="Title" style:master-page-name="First_20_Page">
      <style:paragraph-properties fo:text-align="justify" style:justify-single-word="false" style:page-number="auto"/>
      <style:text-properties fo:color="#000000" style:font-name="arial" fo:font-size="24pt" officeooo:paragraph-rsid="000ea3a0" style:font-name-asian="Arial1" style:font-size-asian="24pt" style:font-name-complex="Arial1" style:font-size-complex="24pt" style:language-complex="pt" style:country-complex="PT"/>
    </style:style>
    <style:style style:name="P31" style:family="paragraph" style:parent-style-name="Standard">
      <style:paragraph-properties fo:text-align="justify" style:justify-single-word="false"/>
      <style:text-properties officeooo:paragraph-rsid="00210946"/>
    </style:style>
    <style:style style:name="T1" style:family="text">
      <style:text-properties fo:color="#000000" style:font-name="arial" fo:font-size="12pt" style:text-underline-style="none" style:font-name-asian="Arial1" style:font-size-asian="12pt" style:font-name-complex="Arial1" style:font-size-complex="12pt" style:language-complex="pt" style:country-complex="PT"/>
    </style:style>
    <style:style style:name="T2" style:family="text">
      <style:text-properties fo:color="#000000" style:font-name="arial" fo:font-size="12pt" style:text-underline-style="none" officeooo:rsid="00047fbc" style:font-name-asian="Arial1" style:font-size-asian="12pt" style:font-name-complex="Arial1" style:font-size-complex="12pt" style:language-complex="pt" style:country-complex="PT"/>
    </style:style>
    <style:style style:name="T3" style:family="text">
      <style:text-properties fo:color="#000000" style:font-name="arial" fo:font-size="12pt" style:text-underline-style="none" officeooo:rsid="002b5927" style:font-name-asian="Arial1" style:font-size-asian="12pt" style:font-name-complex="Arial1" style:font-size-complex="12pt" style:language-complex="pt" style:country-complex="PT"/>
    </style:style>
    <style:style style:name="T4" style:family="text">
      <style:text-properties fo:color="#000000" style:font-name="arial" fo:font-size="12pt" style:text-underline-style="none" officeooo:rsid="002cdfe1" style:font-name-asian="Arial1" style:font-size-asian="12pt" style:font-name-complex="Arial1" style:font-size-complex="12pt" style:language-complex="pt" style:country-complex="PT"/>
    </style:style>
    <style:style style:name="T5" style:family="text">
      <style:text-properties fo:color="#000000" style:font-name="arial" fo:font-size="12pt" style:text-underline-style="none" officeooo:rsid="00495cb2" style:font-name-asian="Arial1" style:font-size-asian="12pt" style:font-name-complex="Arial1" style:font-size-complex="12pt" style:language-complex="pt" style:country-complex="PT"/>
    </style:style>
    <style:style style:name="T6" style:family="text">
      <style:text-properties fo:color="#000000" style:font-name="arial" fo:font-size="12pt" style:text-underline-style="none" officeooo:rsid="00617058" style:font-name-asian="Arial1" style:font-size-asian="12pt" style:font-name-complex="Arial1" style:font-size-complex="12pt" style:language-complex="pt" style:country-complex="PT"/>
    </style:style>
    <style:style style:name="T7" style:family="text">
      <style:text-properties fo:color="#000000" style:font-name="arial" fo:font-size="12pt" style:text-underline-style="none" style:font-size-asian="12pt" style:font-size-complex="12pt"/>
    </style:style>
    <style:style style:name="T8" style:family="text">
      <style:text-properties fo:color="#000000" style:font-name="arial" fo:font-size="12pt" style:text-underline-style="none" officeooo:rsid="002cdfe1" style:font-size-asian="12pt" style:font-size-complex="12pt"/>
    </style:style>
    <style:style style:name="T9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color="#000000" style:font-name="arial"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1" style:family="text">
      <style:text-properties fo:color="#000000" style:font-name="arial" fo:font-size="12pt" fo:font-weight="normal" officeooo:rsid="0030ced4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2" style:family="text">
      <style:text-properties fo:color="#000000" style:font-name="arial" fo:font-size="12pt" fo:font-weight="normal" officeooo:rsid="006bfa41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3" style:family="text">
      <style:text-properties fo:color="#000000" style:font-name="arial" fo:font-size="12pt" style:text-underline-style="solid" style:text-underline-width="auto" style:text-underline-color="font-color" style:font-name-asian="Arial1" style:font-size-asian="12pt" style:font-name-complex="Arial1" style:font-size-complex="12pt" style:language-complex="pt" style:country-complex="PT"/>
    </style:style>
    <style:style style:name="T14" style:family="text">
      <style:text-properties fo:color="#000000" style:font-name="arial" fo:font-size="12pt" style:text-underline-style="solid" style:text-underline-width="auto" style:text-underline-color="font-color" officeooo:rsid="002cdfe1" style:font-name-asian="Arial1" style:font-size-asian="12pt" style:font-name-complex="Arial1" style:font-size-complex="12pt" style:language-complex="pt" style:country-complex="PT"/>
    </style:style>
    <style:style style:name="T15" style:family="text">
      <style:text-properties fo:color="#000000" style:font-name="arial" fo:font-size="12pt" style:text-underline-style="solid" style:text-underline-width="auto" style:text-underline-color="font-color" officeooo:rsid="00047fbc" style:font-name-asian="Arial1" style:font-size-asian="12pt" style:font-name-complex="Arial1" style:font-size-complex="12pt" style:language-complex="pt" style:country-complex="PT"/>
    </style:style>
    <style:style style:name="T16" style:family="text">
      <style:text-properties fo:color="#000000" style:font-name="arial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7" style:family="text">
      <style:text-properties fo:color="#000000" style:font-name="arial" fo:font-size="12pt" fo:font-weight="bold" officeooo:rsid="006bfa4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8" style:family="text">
      <style:text-properties fo:color="#000000" style:font-name="arial" fo:font-size="12pt" fo:font-weight="bold" officeooo:rsid="002d9598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9" style:family="text">
      <style:text-properties fo:color="#000000" style:font-name="arial" fo:font-size="12pt" fo:font-weight="bold" officeooo:rsid="00622c0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0" style:family="text">
      <style:text-properties fo:color="#000000" style:font-name="arial" fo:font-size="12pt" fo:font-weight="bold" officeooo:rsid="0030ced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1" style:family="text">
      <style:text-properties fo:color="#000000" style:font-name="arial" fo:font-size="12pt" fo:font-weight="bold" officeooo:rsid="0013405f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2" style:family="text">
      <style:text-properties fo:color="#000000" style:font-name="arial" fo:font-size="12pt" fo:font-weight="bold" officeooo:rsid="0065920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23" style:family="text">
      <style:text-properties fo:color="#000000" style:font-name="arial" style:text-underline-style="solid" style:text-underline-width="auto" style:text-underline-color="font-color"/>
    </style:style>
    <style:style style:name="T24" style:family="text">
      <style:text-properties fo:color="#000000"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5" style:family="text">
      <style:text-properties fo:color="#000000" fo:font-size="12pt" fo:font-weight="normal" officeooo:rsid="0030ced4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6" style:family="text">
      <style:text-properties fo:color="#000000" fo:font-size="12pt" fo:font-weight="normal" officeooo:rsid="0063b9dd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7" style:family="text">
      <style:text-properties fo:color="#000000" fo:font-size="12pt" fo:font-weight="normal" officeooo:rsid="005831d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8" style:family="text">
      <style:text-properties fo:color="#000000" fo:font-size="12pt" fo:font-weight="normal" officeooo:rsid="005b6cb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29" style:family="text">
      <style:text-properties fo:color="#000000" fo:font-size="12pt" fo:font-weight="normal" officeooo:rsid="005a2d6e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0" style:family="text">
      <style:text-properties fo:color="#000000" fo:font-size="12pt" fo:font-weight="normal" officeooo:rsid="0052edc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1" style:family="text">
      <style:text-properties fo:color="#000000" fo:font-size="12pt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2" style:family="text">
      <style:text-properties fo:color="#000000" fo:font-size="12pt" fo:font-weight="normal" officeooo:rsid="0061705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3" style:family="text">
      <style:text-properties fo:color="#000000" fo:font-size="12pt" fo:font-weight="normal" officeooo:rsid="001a8142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34" style:family="text">
      <style:text-properties fo:color="#000000"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35" style:family="text">
      <style:text-properties fo:color="#000000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6" style:family="text">
      <style:text-properties fo:color="#000000" fo:font-size="12pt" fo:font-weight="bold" officeooo:rsid="00622c0c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7" style:family="text">
      <style:text-properties fo:color="#000000" fo:font-size="12pt" fo:font-weight="bold" officeooo:rsid="002d9598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8" style:family="text">
      <style:text-properties fo:color="#000000" fo:font-size="12pt" fo:font-weight="bold" officeooo:rsid="0030ced4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39" style:family="text">
      <style:text-properties fo:color="#000000" fo:font-size="12pt" fo:font-weight="bold" officeooo:rsid="0013405f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0" style:family="text">
      <style:text-properties fo:color="#000000" fo:font-size="12pt" fo:font-weight="bold" officeooo:rsid="00659201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1" style:family="text">
      <style:text-properties fo:color="#000000"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2" style:family="text">
      <style:text-properties fo:color="#000000" fo:font-size="12pt" fo:font-weight="bold" officeooo:rsid="0052edc5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43" style:family="text">
      <style:text-properties fo:color="#000000"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44" style:family="text">
      <style:text-properties fo:color="#000000" fo:font-size="12pt" fo:font-weight="bold" officeooo:rsid="005831da" style:font-name-asian="Arial1" style:font-size-asian="12pt" style:font-weight-asian="bold" style:font-name-complex="Arial1" style:font-size-complex="12pt" style:language-complex="pt" style:country-complex="PT"/>
    </style:style>
    <style:style style:name="T45" style:family="text">
      <style:text-properties fo:color="#000000" fo:font-size="12pt" fo:font-weight="bold" officeooo:rsid="0052edc5" style:font-name-asian="Arial1" style:font-size-asian="12pt" style:font-weight-asian="bold" style:font-name-complex="Arial1" style:font-size-complex="12pt" style:language-complex="pt" style:country-complex="PT"/>
    </style:style>
    <style:style style:name="T46" style:family="text">
      <style:text-properties fo:color="#000000" fo:font-size="12pt" fo:font-weight="bold" officeooo:rsid="00500d21" style:font-name-asian="Arial1" style:font-size-asian="12pt" style:font-weight-asian="bold" style:font-name-complex="Arial1" style:font-size-complex="12pt" style:language-complex="pt" style:country-complex="PT"/>
    </style:style>
    <style:style style:name="T47" style:family="text">
      <style:text-properties fo:color="#000000" fo:font-size="12pt" fo:font-weight="bold" officeooo:rsid="004b2349" style:font-name-asian="Arial1" style:font-size-asian="12pt" style:font-weight-asian="bold" style:font-name-complex="Arial1" style:font-size-complex="12pt" style:language-complex="pt" style:country-complex="PT"/>
    </style:style>
    <style:style style:name="T48" style:family="text">
      <style:text-properties fo:color="#000000" fo:font-size="12pt" fo:font-weight="bold" officeooo:rsid="001b7398" style:font-name-asian="Arial1" style:font-size-asian="12pt" style:font-weight-asian="bold" style:font-name-complex="Arial1" style:font-size-complex="12pt" style:language-complex="pt" style:country-complex="PT"/>
    </style:style>
    <style:style style:name="T49" style:family="text">
      <style:text-properties fo:color="#000000" fo:font-size="12pt" fo:font-weight="bold" officeooo:rsid="001a8142" style:font-name-asian="Arial1" style:font-size-asian="12pt" style:font-weight-asian="bold" style:font-name-complex="Arial1" style:font-size-complex="12pt" style:language-complex="pt" style:country-complex="PT"/>
    </style:style>
    <style:style style:name="T50" style:family="text">
      <style:text-properties fo:color="#000000" fo:font-size="12pt" fo:font-weight="bold" officeooo:rsid="002803c2" style:font-name-asian="Arial1" style:font-size-asian="12pt" style:font-weight-asian="bold" style:font-name-complex="Arial1" style:font-size-complex="12pt" style:language-complex="pt" style:country-complex="PT"/>
    </style:style>
    <style:style style:name="T51" style:family="text">
      <style:text-properties fo:color="#000000"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52" style:family="text">
      <style:text-properties fo:color="#000000" fo:font-size="12pt" fo:font-weight="bold" officeooo:rsid="0061705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53" style:family="text">
      <style:text-properties fo:color="#000000" fo:font-size="12pt" fo:font-weight="bold" officeooo:rsid="001a8142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54" style:family="text">
      <style:text-properties fo:color="#000000" fo:font-size="12pt" fo:font-weight="bold" officeooo:rsid="001b739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55" style:family="text">
      <style:text-properties fo:color="#000000" fo:font-size="12pt" fo:font-weight="bold" officeooo:rsid="00617058" style:font-name-asian="Arial1" style:font-size-asian="12pt" style:font-weight-asian="bold" style:font-name-complex="Arial1" style:font-size-complex="12pt" style:language-complex="pt" style:country-complex="PT"/>
    </style:style>
    <style:style style:name="T56" style:family="text">
      <style:text-properties fo:font-variant="normal" fo:text-transform="none" fo:color="#000000" style:font-name="arial" fo:font-size="12pt" fo:letter-spacing="normal" fo:font-style="normal" fo:font-weight="normal" officeooo:rsid="00210946" fo:background-color="#ffffff" loext:char-shading-value="0" style:font-size-asian="12pt" style:font-name-complex="Arial1" style:font-size-complex="12pt" loext:padding="0cm" loext:border="none"/>
    </style:style>
    <style:style style:name="T57" style:family="text">
      <style:text-properties fo:font-variant="normal" fo:text-transform="none" fo:color="#000000" style:font-name="arial" fo:font-size="12pt" fo:letter-spacing="normal" fo:font-style="normal" fo:font-weight="normal" officeooo:rsid="006d1691" fo:background-color="#ffffff" loext:char-shading-value="0" style:font-size-asian="12pt" style:font-name-complex="Arial1" style:font-size-complex="12pt" loext:padding="0cm" loext:border="none"/>
    </style:style>
    <style:style style:name="T58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59" style:family="text">
      <style:text-properties fo:font-variant="normal" fo:text-transform="none" fo:color="#000000" style:font-name="arial" fo:font-size="12pt" fo:letter-spacing="normal" fo:font-style="normal" fo:font-weight="normal" officeooo:rsid="006d1691" style:font-size-asian="12pt" style:font-size-complex="12pt"/>
    </style:style>
    <style:style style:name="T60" style:family="text">
      <style:text-properties fo:font-variant="normal" fo:text-transform="none" fo:color="#000000" fo:font-size="12pt" fo:letter-spacing="normal" fo:font-style="normal" fo:font-weight="normal" officeooo:rsid="001b7398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61" style:family="text">
      <style:text-properties fo:font-variant="normal" fo:text-transform="none" fo:color="#000000" fo:font-size="12pt" fo:letter-spacing="normal" fo:font-style="normal" fo:font-weight="normal" officeooo:rsid="006bd5d5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62" style:family="text">
      <style:text-properties fo:font-variant="normal" fo:text-transform="none" fo:color="#000000" fo:font-size="12pt" fo:letter-spacing="normal" fo:font-style="normal" fo:font-weight="normal" officeooo:rsid="00687119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3" style:family="text">
      <style:text-properties fo:font-variant="normal" fo:text-transform="none" fo:color="#000000" fo:font-size="12pt" fo:letter-spacing="normal" fo:font-style="normal" fo:font-weight="normal" officeooo:rsid="00673727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4" style:family="text">
      <style:text-properties fo:font-variant="normal" fo:text-transform="none" fo:color="#000000" fo:font-size="12pt" fo:letter-spacing="normal" fo:font-style="normal" fo:font-weight="normal" officeooo:rsid="001b7398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5" style:family="text">
      <style:text-properties fo:font-variant="normal" fo:text-transform="none" fo:color="#000000" fo:font-size="12pt" fo:letter-spacing="normal" fo:font-style="normal" fo:font-weight="normal" officeooo:rsid="005631c6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66" style:family="text">
      <style:text-properties fo:font-variant="normal" fo:text-transform="none" fo:color="#000000" fo:font-size="12pt" fo:letter-spacing="normal" fo:font-style="normal" fo:font-weight="bold" officeooo:rsid="00617058" style:font-name-asian="Arial1" style:font-size-asian="12pt" style:font-weight-asian="bold" style:font-name-complex="Arial1" style:font-size-complex="12pt" style:language-complex="pt" style:country-complex="PT" style:font-weight-complex="normal"/>
    </style:style>
    <style:style style:name="T67" style:family="text">
      <style:text-properties fo:font-variant="normal" fo:text-transform="none" fo:letter-spacing="normal" fo:font-style="normal" fo:font-weight="normal" style:font-name-asian="Arial1" style:font-weight-asian="normal" style:font-name-complex="Arial1" style:language-complex="pt" style:country-complex="PT" style:font-weight-complex="normal"/>
    </style:style>
    <style:style style:name="T68" style:family="text">
      <style:text-properties fo:font-variant="normal" fo:text-transform="none" fo:letter-spacing="normal" fo:font-style="normal" fo:font-weight="normal" officeooo:rsid="00047fbc" style:font-name-asian="Arial1" style:font-weight-asian="normal" style:font-name-complex="Arial1" style:language-complex="pt" style:country-complex="PT" style:font-weight-complex="normal"/>
    </style:style>
    <style:style style:name="T69" style:family="text">
      <style:text-properties fo:font-variant="normal" fo:text-transform="none" style:font-name="arial" fo:font-size="12pt" fo:letter-spacing="normal" fo:font-style="normal" fo:font-weight="bold" officeooo:rsid="0021094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70" style:family="text">
      <style:text-properties fo:font-variant="normal" fo:text-transform="none" style:font-name="arial" fo:font-size="12pt" fo:letter-spacing="normal" fo:font-style="normal" fo:font-weight="bold" officeooo:rsid="003bc016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71" style:family="text">
      <style:text-properties fo:font-variant="normal" fo:text-transform="none" style:font-name="arial" fo:font-size="12pt" fo:letter-spacing="normal" fo:font-style="normal" fo:font-weight="bold" officeooo:rsid="003adbfd" fo:background-color="#ffffff" loext:char-shading-value="0" style:font-name-asian="Arial1" style:font-size-asian="12pt" style:font-weight-asian="bold" style:font-name-complex="Arial1" style:font-size-complex="12pt" style:language-complex="pt" style:country-complex="PT" style:font-weight-complex="bold" loext:padding="0cm" loext:border="none"/>
    </style:style>
    <style:style style:name="T72" style:family="text">
      <style:text-properties fo:font-variant="normal" fo:text-transform="none" style:font-name="arial" fo:font-size="12pt" fo:letter-spacing="normal" fo:font-style="normal" fo:font-weight="normal" officeooo:rsid="003bc01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73" style:family="text">
      <style:text-properties fo:font-variant="normal" fo:text-transform="none" style:font-name="arial" fo:font-size="12pt" fo:letter-spacing="normal" fo:font-style="normal" fo:font-weight="normal" officeooo:rsid="00210946" fo:background-color="#ffffff" loext:char-shading-value="0" style:font-name-asian="Arial1" style:font-size-asian="12pt" style:font-weight-asian="normal" style:font-name-complex="Arial1" style:font-size-complex="12pt" style:language-complex="pt" style:country-complex="PT" style:font-weight-complex="normal" loext:padding="0cm" loext:border="none"/>
    </style:style>
    <style:style style:name="T74" style:family="text">
      <style:text-properties fo:font-weight="bold" style:font-weight-asian="bold" style:font-name-complex="Arial1" style:language-complex="pt" style:country-complex="PT"/>
    </style:style>
    <style:style style:name="T75" style:family="text">
      <style:text-properties fo:font-weight="bold" officeooo:rsid="00222d90" style:font-weight-asian="bold" style:font-name-complex="Arial1" style:language-complex="pt" style:country-complex="PT"/>
    </style:style>
    <style:style style:name="T76" style:family="text">
      <style:text-properties fo:font-weight="bold" officeooo:rsid="00047fbc" style:font-weight-asian="bold" style:font-name-complex="Arial1" style:language-complex="pt" style:country-complex="PT"/>
    </style:style>
    <style:style style:name="T77" style:family="text">
      <style:text-properties fo:font-weight="bold" officeooo:rsid="000ea3a0" style:font-weight-asian="bold" style:font-name-complex="Arial1" style:language-complex="pt" style:country-complex="PT"/>
    </style:style>
    <style:style style:name="T78" style:family="text">
      <style:text-properties fo:font-weight="bold" officeooo:rsid="00390218" style:font-weight-asian="bold" style:font-name-complex="Arial1" style:language-complex="pt" style:country-complex="PT"/>
    </style:style>
    <style:style style:name="T79" style:family="text">
      <style:text-properties fo:font-weight="bold" style:font-name-asian="Arial1" style:font-weight-asian="bold" style:font-name-complex="Arial1" style:language-complex="pt" style:country-complex="PT"/>
    </style:style>
    <style:style style:name="T80" style:family="text">
      <style:text-properties fo:font-weight="bold" officeooo:rsid="00047fbc" style:font-name-asian="Arial1" style:font-weight-asian="bold" style:font-name-complex="Arial1" style:language-complex="pt" style:country-complex="PT"/>
    </style:style>
    <style:style style:name="T81" style:family="text">
      <style:text-properties fo:font-weight="bold" style:font-name-asian="Arial1" style:font-weight-asian="bold" style:font-name-complex="Arial1" style:language-complex="pt" style:country-complex="PT" style:font-weight-complex="bold"/>
    </style:style>
    <style:style style:name="T82" style:family="text">
      <style:text-properties fo:font-weight="bold" officeooo:rsid="0013405f" style:font-name-asian="Arial1" style:font-weight-asian="bold" style:font-name-complex="Arial1" style:language-complex="pt" style:country-complex="PT" style:font-weight-complex="bold"/>
    </style:style>
    <style:style style:name="T83" style:family="text">
      <style:text-properties fo:font-weight="bold" officeooo:rsid="001530fc" style:font-name-asian="Arial1" style:font-weight-asian="bold" style:font-name-complex="Arial1" style:language-complex="pt" style:country-complex="PT" style:font-weight-complex="bold"/>
    </style:style>
    <style:style style:name="T84" style:family="text">
      <style:text-properties fo:font-weight="bold" officeooo:rsid="00169323" style:font-name-asian="Arial1" style:font-weight-asian="bold" style:font-name-complex="Arial1" style:language-complex="pt" style:country-complex="PT" style:font-weight-complex="bold"/>
    </style:style>
    <style:style style:name="T85" style:family="text">
      <style:text-properties fo:font-weight="bold" officeooo:rsid="002d9598" style:font-name-asian="Arial1" style:font-weight-asian="bold" style:font-name-complex="Arial1" style:language-complex="pt" style:country-complex="PT" style:font-weight-complex="bold"/>
    </style:style>
    <style:style style:name="T86" style:family="text">
      <style:text-properties fo:font-weight="bold" officeooo:rsid="0030ced4" style:font-name-asian="Arial1" style:font-weight-asian="bold" style:font-name-complex="Arial1" style:language-complex="pt" style:country-complex="PT" style:font-weight-complex="bold"/>
    </style:style>
    <style:style style:name="T87" style:family="text">
      <style:text-properties fo:font-weight="bold" officeooo:rsid="0033ee90" style:font-name-asian="Arial1" style:font-weight-asian="bold" style:font-name-complex="Arial1" style:language-complex="pt" style:country-complex="PT" style:font-weight-complex="bold"/>
    </style:style>
    <style:style style:name="T88" style:family="text">
      <style:text-properties fo:font-weight="bold" officeooo:rsid="003adbfd" style:font-name-asian="Arial1" style:font-weight-asian="bold" style:font-name-complex="Arial1" style:language-complex="pt" style:country-complex="PT" style:font-weight-complex="bold"/>
    </style:style>
    <style:style style:name="T89" style:family="text">
      <style:text-properties fo:font-weight="bold" officeooo:rsid="00500d21" style:font-name-asian="Arial1" style:font-weight-asian="bold" style:font-name-complex="Arial1" style:language-complex="pt" style:country-complex="PT" style:font-weight-complex="bold"/>
    </style:style>
    <style:style style:name="T90" style:family="text">
      <style:text-properties fo:font-weight="bold" officeooo:rsid="001b7398" style:font-name-asian="Arial1" style:font-weight-asian="bold" style:font-name-complex="Arial1" style:language-complex="pt" style:country-complex="PT"/>
    </style:style>
    <style:style style:name="T91" style:family="text">
      <style:text-properties fo:font-weight="bold" officeooo:rsid="001a8142" style:font-name-asian="Arial1" style:font-weight-asian="bold" style:font-name-complex="Arial1" style:language-complex="pt" style:country-complex="PT"/>
    </style:style>
    <style:style style:name="T92" style:family="text">
      <style:text-properties fo:font-weight="bold" officeooo:rsid="002803c2" style:font-name-asian="Arial1" style:font-weight-asian="bold" style:font-name-complex="Arial1" style:language-complex="pt" style:country-complex="PT"/>
    </style:style>
    <style:style style:name="T93" style:family="text">
      <style:text-properties fo:font-weight="bold" officeooo:rsid="002d9598" style:font-name-asian="Arial1" style:font-weight-asian="bold" style:font-name-complex="Arial1" style:language-complex="pt" style:country-complex="PT"/>
    </style:style>
    <style:style style:name="T94" style:family="text">
      <style:text-properties fo:font-weight="bold" officeooo:rsid="003adbfd" style:font-name-asian="Arial1" style:font-weight-asian="bold" style:font-name-complex="Arial1" style:language-complex="pt" style:country-complex="PT"/>
    </style:style>
    <style:style style:name="T95" style:family="text">
      <style:text-properties fo:font-weight="bold" officeooo:rsid="00500d21" style:font-name-asian="Arial1" style:font-weight-asian="bold" style:font-name-complex="Arial1" style:language-complex="pt" style:country-complex="PT"/>
    </style:style>
    <style:style style:name="T96" style:family="text">
      <style:text-properties fo:font-weight="bold" officeooo:rsid="001530fc" fo:background-color="#ffffff" loext:char-shading-value="0" style:font-name-asian="Arial1" style:font-weight-asian="bold" style:font-name-complex="Arial1" style:language-complex="pt" style:country-complex="PT" style:font-weight-complex="bold"/>
    </style:style>
    <style:style style:name="T97" style:family="text">
      <style:text-properties fo:font-weight="normal" style:font-name-asian="Arial1" style:font-weight-asian="normal" style:font-name-complex="Arial1" style:language-complex="pt" style:country-complex="PT" style:font-weight-complex="normal"/>
    </style:style>
    <style:style style:name="T98" style:family="text">
      <style:text-properties fo:font-weight="normal" officeooo:rsid="001a8142" style:font-name-asian="Arial1" style:font-weight-asian="normal" style:font-name-complex="Arial1" style:language-complex="pt" style:country-complex="PT" style:font-weight-complex="normal"/>
    </style:style>
    <style:style style:name="T99" style:family="text">
      <style:text-properties fo:font-weight="normal" officeooo:rsid="00075bc8" style:font-name-asian="Arial1" style:font-weight-asian="normal" style:font-name-complex="Arial1" style:language-complex="pt" style:country-complex="PT" style:font-weight-complex="normal"/>
    </style:style>
    <style:style style:name="T100" style:family="text">
      <style:text-properties fo:font-weight="normal" officeooo:rsid="0005cd84" style:font-name-asian="Arial1" style:font-weight-asian="normal" style:font-name-complex="Arial1" style:language-complex="pt" style:country-complex="PT" style:font-weight-complex="normal"/>
    </style:style>
    <style:style style:name="T101" style:family="text">
      <style:text-properties fo:font-weight="normal" officeooo:rsid="000ea3a0" style:font-name-asian="Arial1" style:font-weight-asian="normal" style:font-name-complex="Arial1" style:language-complex="pt" style:country-complex="PT" style:font-weight-complex="normal"/>
    </style:style>
    <style:style style:name="T102" style:family="text">
      <style:text-properties fo:font-weight="normal" officeooo:rsid="00125cbe" style:font-name-asian="Arial1" style:font-weight-asian="normal" style:font-name-complex="Arial1" style:language-complex="pt" style:country-complex="PT" style:font-weight-complex="normal"/>
    </style:style>
    <style:style style:name="T103" style:family="text">
      <style:text-properties fo:font-weight="normal" officeooo:rsid="000baeaf" style:font-name-asian="Arial1" style:font-weight-asian="normal" style:font-name-complex="Arial1" style:language-complex="pt" style:country-complex="PT" style:font-weight-complex="normal"/>
    </style:style>
    <style:style style:name="T104" style:family="text">
      <style:text-properties fo:font-weight="normal" officeooo:rsid="002d9598" style:font-name-asian="Arial1" style:font-weight-asian="normal" style:font-name-complex="Arial1" style:language-complex="pt" style:country-complex="PT" style:font-weight-complex="normal"/>
    </style:style>
    <style:style style:name="T105" style:family="text">
      <style:text-properties fo:font-weight="normal" officeooo:rsid="0030ced4" style:font-name-asian="Arial1" style:font-weight-asian="normal" style:font-name-complex="Arial1" style:language-complex="pt" style:country-complex="PT" style:font-weight-complex="normal"/>
    </style:style>
    <style:style style:name="T106" style:family="text">
      <style:text-properties fo:font-weight="normal" officeooo:rsid="0033ee90" style:font-name-asian="Arial1" style:font-weight-asian="normal" style:font-name-complex="Arial1" style:language-complex="pt" style:country-complex="PT" style:font-weight-complex="normal"/>
    </style:style>
    <style:style style:name="T107" style:family="text">
      <style:text-properties fo:font-weight="normal" officeooo:rsid="003adbfd" style:font-name-asian="Arial1" style:font-weight-asian="normal" style:font-name-complex="Arial1" style:language-complex="pt" style:country-complex="PT" style:font-weight-complex="normal"/>
    </style:style>
    <style:style style:name="T108" style:family="text">
      <style:text-properties fo:font-weight="normal" officeooo:rsid="0045a71c" style:font-name-asian="Arial1" style:font-weight-asian="normal" style:font-name-complex="Arial1" style:language-complex="pt" style:country-complex="PT" style:font-weight-complex="normal"/>
    </style:style>
    <style:style style:name="T109" style:family="text">
      <style:text-properties fo:font-weight="normal" officeooo:rsid="00500d21" style:font-name-asian="Arial1" style:font-weight-asian="normal" style:font-name-complex="Arial1" style:language-complex="pt" style:country-complex="PT" style:font-weight-complex="normal"/>
    </style:style>
    <style:style style:name="T110" style:family="text">
      <style:text-properties style:font-name-asian="Arial1" style:font-name-complex="Arial1" style:language-complex="pt" style:country-complex="PT"/>
    </style:style>
    <style:style style:name="T111" style:family="text">
      <style:text-properties officeooo:rsid="0013405f" style:font-name-asian="Arial1" style:font-name-complex="Arial1" style:language-complex="pt" style:country-complex="PT"/>
    </style:style>
    <style:style style:name="T112" style:family="text">
      <style:text-properties officeooo:rsid="001a8142" style:font-name-asian="Arial1" style:font-name-complex="Arial1" style:language-complex="pt" style:country-complex="PT"/>
    </style:style>
    <style:style style:name="T113" style:family="text">
      <style:text-properties officeooo:rsid="0017e9c9" style:font-name-asian="Arial1" style:font-name-complex="Arial1" style:language-complex="pt" style:country-complex="PT"/>
    </style:style>
    <style:style style:name="T114" style:family="text">
      <style:text-properties officeooo:rsid="00169323" style:font-name-asian="Arial1" style:font-name-complex="Arial1" style:language-complex="pt" style:country-complex="PT"/>
    </style:style>
    <style:style style:name="T115" style:family="text">
      <style:text-properties officeooo:rsid="001530fc" style:font-name-asian="Arial1" style:font-name-complex="Arial1" style:language-complex="pt" style:country-complex="PT"/>
    </style:style>
    <style:style style:name="T116" style:family="text">
      <style:text-properties style:font-name-asian="Arial1" style:font-name-complex="Arial1" style:language-complex="pt" style:country-complex="PT" style:font-weight-complex="bold"/>
    </style:style>
    <style:style style:name="T117" style:family="text">
      <style:text-properties officeooo:rsid="001530fc" style:font-name-asian="Arial1" style:font-name-complex="Arial1" style:language-complex="pt" style:country-complex="PT" style:font-weight-complex="bold"/>
    </style:style>
    <style:style style:name="T118" style:family="text">
      <style:text-properties fo:background-color="#ffffff" loext:char-shading-value="0" style:font-name-complex="Arial1"/>
    </style:style>
    <style:style style:name="T119" style:family="text">
      <style:text-properties officeooo:rsid="0013405f" fo:background-color="#ffffff" loext:char-shading-value="0" style:font-name-complex="Arial1"/>
    </style:style>
    <style:style style:name="T120" style:family="text">
      <style:text-properties officeooo:rsid="0017e9c9" fo:background-color="#ffffff" loext:char-shading-value="0" style:font-name-complex="Arial1"/>
    </style:style>
    <style:style style:name="T121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/>
    </style:style>
    <style:style style:name="T122" style:family="text">
      <style:text-properties fo:font-size="12pt" fo:font-weight="bold" officeooo:rsid="003adbfd" style:font-name-asian="Arial1" style:font-size-asian="12pt" style:font-weight-asian="bold" style:font-name-complex="Arial1" style:font-size-complex="12pt" style:language-complex="pt" style:country-complex="PT"/>
    </style:style>
    <style:style style:name="T123" style:family="text">
      <style:text-properties fo:font-size="12pt" fo:font-weight="bol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24" style:family="text">
      <style:text-properties fo:font-size="12pt" fo:font-weight="bold" officeooo:rsid="003adbfd" style:font-name-asian="Arial1" style:font-size-asian="12pt" style:font-weight-asian="bold" style:font-name-complex="Arial1" style:font-size-complex="12pt" style:language-complex="pt" style:country-complex="PT" style:font-weight-complex="bold"/>
    </style:style>
    <style:style style:name="T125" style:family="text">
      <style:text-properties fo:font-size="12pt" fo:font-weight="bold" officeooo:rsid="005831da" style:font-name-asian="Arial1" style:font-size-asian="12pt" style:font-weight-asian="bold" style:font-name-complex="Arial1" style:font-size-complex="12pt" style:language-complex="pt" style:country-complex="PT"/>
    </style:style>
    <style:style style:name="T126" style:family="text">
      <style:text-properties fo:font-size="12pt" fo:font-weight="normal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27" style:family="text">
      <style:text-properties fo:font-size="12pt" fo:font-weight="normal" officeooo:rsid="005831da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28" style:family="text">
      <style:text-properties fo:font-size="12pt" fo:font-weight="normal" officeooo:rsid="005b6cb5" style:font-name-asian="Arial1" style:font-size-asian="12pt" style:font-weight-asian="normal" style:font-name-complex="Arial1" style:font-size-complex="12pt" style:language-complex="pt" style:country-complex="PT" style:font-weight-complex="normal"/>
    </style:style>
    <style:style style:name="T129" style:family="text">
      <style:text-properties fo:font-size="12pt" fo:font-weight="normal" officeooo:rsid="005d1822" style:font-name-asian="Arial1" style:font-size-asian="12pt" style:font-weight-asian="normal" style:font-name-complex="Arial1" style:font-size-complex="12pt" style:language-complex="pt" style:country-complex="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João Paulo Hotequil</text:p>
      <text:h text:style-name="P29" text:outline-level="2"><text:span text:style-name="T5">Minha página na web: </text:span><text:a xlink:type="simple" xlink:href="https://hotequil.tech/" text:style-name="Internet_20_link" text:visited-style-name="Visited_20_Internet_20_Link"><text:span text:style-name="T9">https://hotequil.tech</text:span></text:a><text:span text:style-name="T5"> (</text:span><text:span text:style-name="T6">portfólio</text:span><text:span text:style-name="T5">). </text:span><text:span text:style-name="T3">Para informações </text:span><text:span text:style-name="T4">pessoais</text:span><text:span text:style-name="T3">, </text:span><text:span text:style-name="T4">peço que </text:span><text:span text:style-name="T3">favor entr</text:span><text:span text:style-name="T4">e</text:span><text:span text:style-name="T3"> em contato </text:span><text:span text:style-name="T4">comigo </text:span><text:span text:style-name="T3">pelo e</text:span><text:span text:style-name="T2">-mail </text:span><text:a xlink:type="simple" xlink:href="mailto:hotequil@protonmail.com" text:style-name="Internet_20_link" text:visited-style-name="Visited_20_Internet_20_Link"><text:span text:style-name="T14">h</text:span></text:a><text:a xlink:type="simple" xlink:href="mailto:joaohotequil@gmail.com" text:style-name="ListLabel_20_12" text:visited-style-name="ListLabel_20_12"><text:span text:style-name="Internet_20_link"><text:span text:style-name="T13">otequil@</text:span></text:span></text:a><text:a xlink:type="simple" xlink:href="mailto:joaohotequil@gmail.com" text:style-name="ListLabel_20_12" text:visited-style-name="ListLabel_20_12"><text:span text:style-name="Internet_20_link"><text:span text:style-name="T15">protonmail</text:span></text:span></text:a><text:a xlink:type="simple" xlink:href="mailto:joaohotequil@gmail.com" text:style-name="ListLabel_20_12" text:visited-style-name="ListLabel_20_12"><text:span text:style-name="Internet_20_link"><text:span text:style-name="T23">.com</text:span></text:span></text:a><text:span text:style-name="Internet_20_link"><text:span text:style-name="T7">, </text:span></text:span><text:span text:style-name="Internet_20_link"><text:span text:style-name="T8">desde já agradeço</text:span></text:span><text:span text:style-name="Internet_20_link"><text:span text:style-name="T1">. </text:span></text:span></text:h>
      <text:h text:style-name="P28" text:outline-level="1"/>
      <text:h text:style-name="P26" text:outline-level="1"><text:span text:style-name="T75">O que eu tenho a dizer</text:span><text:span text:style-name="T74">:</text:span></text:h>
      <text:p text:style-name="P31"><text:span text:style-name="T59">O meu nome é João Paulo Hotequil, trabalho desde os 14 anos de idade na área de TI, mexendo com hardware, com 16 anos decidi iniciar a jornada nos códigos, criei uma rotina de estudos sólida, com isso consegui o meu primeiro emprego como programador, busco sempre me aperfeiçoar com cursos e certificações que viso e almejo obter para implementar o conhecimento que aprendi onde trabalho e nos meus projetos pessoais. Acredito muito na tecnologia como um meio para descentralização da sociedade, barateamento de custos, geração de empregos e facilitação geral da vida de todos, porém para isso precisamos de pessoas capacitadas, curiosas, focadas, que saibam trabalhar em equipe, tenham vontade de aprender e compartilhar conhecimento, também que gostem de achar soluções para resolver diferentes problemas, tendo sempre visão na acessibilidade, responsividade, performance, semântica, usabilidade, inclusão e bom design, e eu trabalho todos os dias para evoluir esses pontos!</text:span></text:p>
      <text:p text:style-name="P2"/>
      <text:h text:style-name="P26" text:outline-level="1"><text:span text:style-name="T78">Formações</text:span><text:span text:style-name="T74">:</text:span></text:h>
      <text:h text:style-name="P25" text:outline-level="1"><text:span text:style-name="lt-line-clamp_5f__5f_raw-line"><text:span text:style-name="T69">[fevereiro de </text:span></text:span><text:span text:style-name="lt-line-clamp_5f__5f_raw-line"><text:span text:style-name="T70">2021</text:span></text:span><text:span text:style-name="lt-line-clamp_5f__5f_raw-line"><text:span text:style-name="T69"> – </text:span></text:span><text:span text:style-name="lt-line-clamp_5f__5f_raw-line"><text:span text:style-name="T70">até o momento</text:span></text:span><text:span text:style-name="lt-line-clamp_5f__5f_raw-line"><text:span text:style-name="T69">] </text:span></text:span><text:span text:style-name="lt-line-clamp_5f__5f_raw-line"><text:span text:style-name="T70">FIAP</text:span></text:span><text:span text:style-name="lt-line-clamp_5f__5f_raw-line"><text:span text:style-name="T69"> | </text:span></text:span><text:span text:style-name="lt-line-clamp_5f__5f_raw-line"><text:span text:style-name="T71">Educação a distância</text:span></text:span><text:span text:style-name="lt-line-clamp_5f__5f_raw-line"><text:span text:style-name="T69">: </text:span></text:span><text:span text:style-name="lt-line-clamp_5f__5f_raw-line"><text:span text:style-name="T72">estou cursando sistemas de informação (bacharelado) em uma graduação online de quatro anos</text:span></text:span><text:span text:style-name="lt-line-clamp_5f__5f_raw-line"><text:span text:style-name="T73">.</text:span></text:span></text:h>
      <text:p text:style-name="P3"><text:span text:style-name="T79">[fevereiro de 2018 – dezembro de 20</text:span><text:span text:style-name="T80">19</text:span><text:span text:style-name="T79">] </text:span><text:span text:style-name="T81">E.E.B. Professor Honório Miranda | Gaspar, Santa Catarina: </text:span><text:span text:style-name="T98">c</text:span><text:span text:style-name="T67">ursei o segundo e terceiro ano do ensino médio.</text:span></text:p>
      <text:p text:style-name="P3"><text:span text:style-name="T79">[fevereiro de 2006 – dezembro de 2017] </text:span><text:span text:style-name="T81">Madre Francisca Lampel | Gaspar, Santa Catarina: </text:span><text:span text:style-name="T98">c</text:span><text:span text:style-name="T68">ursei o ensino fundamental (I e II) e o primeiro ano do ensino médio.</text:span></text:p>
      <text:p text:style-name="P13"/>
      <text:h text:style-name="P27" text:outline-level="1"><text:soft-page-break/><text:span text:style-name="T76">E</text:span><text:span text:style-name="T74">specializações, </text:span><text:span text:style-name="T77">t</text:span><text:span text:style-name="T74">reinamentos e cursos </text:span><text:span text:style-name="T78">(tenho algumas outras certificações que acabei não colocando aqui)</text:span><text:span text:style-name="T74">:</text:span></text:h>
      <text:p text:style-name="P1"><text:span text:style-name="T16">[</text:span><text:span text:style-name="T17">julho</text:span><text:span text:style-name="T16"> de </text:span><text:span text:style-name="T18">202</text:span><text:span text:style-name="T19">2</text:span><text:span text:style-name="T16"> – </text:span><text:span text:style-name="T17">julho</text:span><text:span text:style-name="T16"> de </text:span><text:span text:style-name="T18">202</text:span><text:span text:style-name="T19">2</text:span><text:span text:style-name="T16">] </text:span><text:span text:style-name="T20">Apex</text:span><text:span text:style-name="T16"> </text:span><text:span text:style-name="T21">(</text:span><text:span text:style-name="T22">4</text:span><text:span text:style-name="T21"> horas)</text:span><text:span text:style-name="T16"> | Blumenau, Santa Catarina: </text:span><text:span text:style-name="T11">participei de um workshop sobre </text:span><text:span text:style-name="T12">soft skills</text:span><text:span text:style-name="T10">.</text:span></text:p>
      <text:p text:style-name="P19"><text:span text:style-name="T35">[</text:span><text:span text:style-name="T36">abril</text:span><text:span text:style-name="T35"> de </text:span><text:span text:style-name="T37">202</text:span><text:span text:style-name="T36">2</text:span><text:span text:style-name="T35"> – </text:span><text:span text:style-name="T36">abril</text:span><text:span text:style-name="T35"> de </text:span><text:span text:style-name="T37">202</text:span><text:span text:style-name="T36">2</text:span><text:span text:style-name="T35">] </text:span><text:span text:style-name="T38">Apex</text:span><text:span text:style-name="T35"> </text:span><text:span text:style-name="T39">(</text:span><text:span text:style-name="T40">4</text:span><text:span text:style-name="T39"> horas)</text:span><text:span text:style-name="T35"> | Blumenau, Santa Catarina: </text:span><text:span text:style-name="T25">participei de um workshop sobre </text:span><text:span text:style-name="T26">cultura organizacional das empresas de tecnologia</text:span><text:span text:style-name="T24">.</text:span></text:p>
      <text:p text:style-name="P15"><text:span text:style-name="T121">[</text:span><text:span text:style-name="T122">100% concluído</text:span><text:span text:style-name="T121">] </text:span><text:span text:style-name="T125">TestDome </text:span><text:span text:style-name="T123">| </text:span><text:span text:style-name="T124">Educação a distância</text:span><text:span text:style-name="T123">: </text:span><text:span text:style-name="T127">realizei um treinamento com questões sobre </text:span><text:span text:style-name="T129">Node.js</text:span><text:span text:style-name="T126">.</text:span></text:p>
      <text:p text:style-name="P15"><text:span text:style-name="T121">[</text:span><text:span text:style-name="T122">100% concluído</text:span><text:span text:style-name="T121">] </text:span><text:span text:style-name="T125">TestDome </text:span><text:span text:style-name="T123">| </text:span><text:span text:style-name="T124">Educação a distância</text:span><text:span text:style-name="T123">: </text:span><text:span text:style-name="T127">realizei um treinamento com questões sobre </text:span><text:span text:style-name="T129">JavaScript with jQuery</text:span><text:span text:style-name="T126">.</text:span></text:p>
      <text:p text:style-name="P16"><text:span text:style-name="T121">[</text:span><text:span text:style-name="T122">100% concluído</text:span><text:span text:style-name="T121">] </text:span><text:span text:style-name="T125">TestDome </text:span><text:span text:style-name="T123">| </text:span><text:span text:style-name="T124">Educação a distância</text:span><text:span text:style-name="T123">: </text:span><text:span text:style-name="T127">realizei um treinamento com questões sobre </text:span><text:span text:style-name="T129">Vue.js.</text:span></text:p>
      <text:p text:style-name="P16"><text:span text:style-name="T121">[</text:span><text:span text:style-name="T122">100% concluído</text:span><text:span text:style-name="T121">] </text:span><text:span text:style-name="T125">TestDome </text:span><text:span text:style-name="T123">| </text:span><text:span text:style-name="T124">Educação a distância</text:span><text:span text:style-name="T123">: </text:span><text:span text:style-name="T127">realizei um treinamento com questões sobre </text:span><text:span text:style-name="T128">TypeScript </text:span><text:span text:style-name="T129">e JavaScript.</text:span></text:p>
      <text:p text:style-name="P20"><text:span text:style-name="T34">[</text:span><text:span text:style-name="T43">100% concluído</text:span><text:span text:style-name="T34">] </text:span><text:span text:style-name="T44">TestDome </text:span><text:span text:style-name="T35">| </text:span><text:span text:style-name="T41">Educação a distância</text:span><text:span text:style-name="T35">: </text:span><text:span text:style-name="T27">realizei um treinamento com questões sobre </text:span><text:span text:style-name="T28">Angular e TypeScript.</text:span></text:p>
      <text:p text:style-name="P21"><text:span text:style-name="T34">[</text:span><text:span text:style-name="T43">100% concluído</text:span><text:span text:style-name="T34">] </text:span><text:span text:style-name="T44">TestDome </text:span><text:span text:style-name="T35">| </text:span><text:span text:style-name="T41">Educação a distância</text:span><text:span text:style-name="T35">: </text:span><text:span text:style-name="T27">realizei um treinamento com questões sobre </text:span><text:span text:style-name="T29">JavaScript.</text:span></text:p>
      <text:p text:style-name="P21"><text:span text:style-name="T34">[</text:span><text:span text:style-name="T43">100% concluído</text:span><text:span text:style-name="T34">] </text:span><text:span text:style-name="T44">TestDome </text:span><text:span text:style-name="T35">| </text:span><text:span text:style-name="T41">Educação a distância</text:span><text:span text:style-name="T35">: </text:span><text:span text:style-name="T27">realizei um treinamento com questões sobre Angular.</text:span></text:p>
      <text:p text:style-name="P21"><text:span text:style-name="T34">[</text:span><text:span text:style-name="T43">100% concluído</text:span><text:span text:style-name="T34">] </text:span><text:span text:style-name="T45">EW IT</text:span><text:span text:style-name="T46"> </text:span><text:span text:style-name="T41">(</text:span><text:span text:style-name="T42">16</text:span><text:span text:style-name="T41"> horas)</text:span><text:span text:style-name="T35"> | </text:span><text:span text:style-name="T41">Educação a distância</text:span><text:span text:style-name="T35">: </text:span><text:span text:style-name="T30">completei o curso de NodeJS.</text:span></text:p>
      <text:p text:style-name="P4"><text:span text:style-name="T79">[</text:span><text:span text:style-name="T94">100% concluído</text:span><text:span text:style-name="T79">] </text:span><text:span text:style-name="T95">FIAP – Nano Courses </text:span><text:span text:style-name="T88">(</text:span><text:span text:style-name="T89">60</text:span><text:span text:style-name="T88"> horas)</text:span><text:span text:style-name="T81"> | </text:span><text:span text:style-name="T88">Educação a distância</text:span><text:span text:style-name="T81">: </text:span><text:span text:style-name="T107">concluí </text:span><text:span text:style-name="T109">o </text:span><text:span text:style-name="T107">curso de </text:span><text:span text:style-name="T109">comunicação e semiótica nos Nano Courses.</text:span></text:p>
      <text:p text:style-name="P4"><text:span text:style-name="T79">[</text:span><text:span text:style-name="T94">100% concluído</text:span><text:span text:style-name="T79">] </text:span><text:span text:style-name="T88">Loiane Groner (28 horas)</text:span><text:span text:style-name="T81"> | </text:span><text:span text:style-name="T88">Educação a distância</text:span><text:span text:style-name="T81">: </text:span><text:span text:style-name="T107">concluí um curso de Angular pela plataforma online da Loiane Groner.</text:span></text:p>
      <text:p text:style-name="P4"><text:span text:style-name="T79">[</text:span><text:span text:style-name="T93">dezembro</text:span><text:span text:style-name="T79"> de </text:span><text:span text:style-name="T93">2020</text:span><text:span text:style-name="T79"> – </text:span><text:span text:style-name="T93">dezembro</text:span><text:span text:style-name="T79"> de </text:span><text:span text:style-name="T93">2020</text:span><text:span text:style-name="T79">] </text:span><text:span text:style-name="T93">Microsoft</text:span><text:span text:style-name="T81"> </text:span><text:span text:style-name="T82">(</text:span><text:span text:style-name="T85">2</text:span><text:span text:style-name="T82"> horas)</text:span><text:span text:style-name="T81"> | Blumenau, Santa Catarina: </text:span><text:span text:style-name="T104">realizei o exame 70-480 da Microsoft na ProWay com perguntas de HTML5, CSS3 e JavaScript, minha pontuação final foi de 909 pontos.</text:span></text:p>
      <text:p text:style-name="P4"><text:span text:style-name="T81">[</text:span><text:span text:style-name="T86">outubro</text:span><text:span text:style-name="T81"> de </text:span><text:span text:style-name="T85">2020</text:span><text:span text:style-name="T81"> – </text:span><text:span text:style-name="T86">outubro</text:span><text:span text:style-name="T81"> de </text:span><text:span text:style-name="T85">2020</text:span><text:span text:style-name="T81">] </text:span><text:span text:style-name="T86">Apex</text:span><text:span text:style-name="T81"> </text:span><text:span text:style-name="T82">(</text:span><text:span text:style-name="T86">3</text:span><text:span text:style-name="T82"> horas)</text:span><text:span text:style-name="T81"> | Blumenau, Santa Catarina: </text:span><text:span text:style-name="T105">participei de um workshop sobre empreendedorismo.</text:span></text:p>
      <text:p text:style-name="P5"><text:soft-page-break/><text:span text:style-name="T81">[</text:span><text:span text:style-name="T86">outubro</text:span><text:span text:style-name="T81"> de </text:span><text:span text:style-name="T85">2020</text:span><text:span text:style-name="T81"> – </text:span><text:span text:style-name="T86">outubro</text:span><text:span text:style-name="T81"> de </text:span><text:span text:style-name="T85">2020</text:span><text:span text:style-name="T81">] </text:span><text:span text:style-name="T86">Apex</text:span><text:span text:style-name="T81"> </text:span><text:span text:style-name="T82">(</text:span><text:span text:style-name="T86">3</text:span><text:span text:style-name="T82"> horas)</text:span><text:span text:style-name="T81"> | Blumenau, Santa Catarina: </text:span><text:span text:style-name="T105">participei de um workshop sobre planejamento de carreira</text:span><text:span text:style-name="T97">.</text:span></text:p>
      <text:p text:style-name="P6"><text:span text:style-name="T81">[</text:span><text:span text:style-name="T87">novembro</text:span><text:span text:style-name="T81"> de 2019 – </text:span><text:span text:style-name="T87">novembro</text:span><text:span text:style-name="T81"> de 2019] </text:span><text:span text:style-name="T87">Front in Floripa</text:span><text:span text:style-name="T81"> </text:span><text:span text:style-name="T82">(</text:span><text:span text:style-name="T87">8</text:span><text:span text:style-name="T82"> horas)</text:span><text:span text:style-name="T81"> | </text:span><text:span text:style-name="T87">Florianópolis</text:span><text:span text:style-name="T81">, Santa Catarina: </text:span><text:span text:style-name="T106">participei do evento Front in Floripa</text:span><text:span text:style-name="T81">.</text:span></text:p>
      <text:p text:style-name="P7"><text:span text:style-name="T79">[janeiro de 2019 – junho de 2019]</text:span><text:span text:style-name="T110"> </text:span><text:span text:style-name="T81">Apex </text:span><text:span text:style-name="T82">(180 horas)</text:span><text:span text:style-name="T81"> | Blumenau, Santa Catarina: </text:span><text:span text:style-name="T98">t</text:span><text:span text:style-name="T97">reinamento de alta performance de desenvolvimento e programação </text:span><text:span text:style-name="T99">f</text:span><text:span text:style-name="T97">ront-end </text:span><text:span text:style-name="T100">usando</text:span><text:span text:style-name="T97"> HTML5, CSS3 </text:span><text:span text:style-name="T101">(SASS e SCSS)</text:span><text:span text:style-name="T97">, JavaScript, TypeScript, testes, Angular 6, ReactJS, VueJS, Git </text:span><text:span text:style-name="T100">e </text:span><text:span text:style-name="T97">GitHub, </text:span><text:span text:style-name="T100">W</text:span><text:span text:style-name="T97">ebpack </text:span><text:span text:style-name="T100">e</text:span><text:span text:style-name="T97"> Gulp.</text:span></text:p>
      <text:p text:style-name="P7"><text:span text:style-name="T79">[dezembro de 2018 - dezembro de 2018]</text:span><text:span text:style-name="T110"> </text:span><text:span text:style-name="T81">Apex </text:span><text:span text:style-name="T82">(16 horas)</text:span><text:span text:style-name="T81"> | Blumenau, Santa Catarina: </text:span><text:span text:style-name="T98">tr</text:span><text:span text:style-name="T97">einamento de alta performance de </text:span><text:span text:style-name="T102">l</text:span><text:span text:style-name="T97">ógica de </text:span><text:span text:style-name="T102">p</text:span><text:span text:style-name="T97">rogramação </text:span><text:span text:style-name="T103">sobre</text:span><text:span text:style-name="T97"> boas práticas, manipulação de textos, criação de objetos, armazenamento de dados em listas e tópicos avançados </text:span><text:span text:style-name="T102">da linguagem</text:span><text:span text:style-name="T97">.</text:span></text:p>
      <text:p text:style-name="P8"><text:span text:style-name="T79">[dezembro de 2018 - dezembro de 2018]</text:span><text:span text:style-name="T110"> </text:span><text:span text:style-name="T81">Apex </text:span><text:span text:style-name="T82">(16 horas)</text:span><text:span text:style-name="T81"> | Blumenau, Santa Catarina: </text:span><text:span text:style-name="T98">t</text:span><text:span text:style-name="T97">reinamento</text:span><text:span text:style-name="T110"> de alta performance de </text:span><text:span text:style-name="T111">b</text:span><text:span text:style-name="T110">anco de </text:span><text:span text:style-name="T111">d</text:span><text:span text:style-name="T110">ados </text:span><text:span text:style-name="T111">sobre</text:span><text:span text:style-name="T110"> </text:span><text:span text:style-name="T118">instalação, configuração, conceitos básicos, comandos para manipulação de tabelas, texto </text:span><text:span text:style-name="T119">e</text:span><text:span text:style-name="T118"> data, operadores, </text:span><text:span text:style-name="T119">funções </text:span><text:span text:style-name="T118">básicas </text:span><text:span text:style-name="T119">e intermediárias</text:span><text:span text:style-name="T118">, normalização de dados, relacionamento entre tabelas, </text:span><text:span text:style-name="T119">unificação de </text:span><text:span text:style-name="T118">tabelas, realização de consultas, criação de views, indexação de tabelas, backup d</text:span><text:span text:style-name="T119">e</text:span><text:span text:style-name="T118"> dados e restaura</text:span><text:span text:style-name="T119">ção</text:span><text:span text:style-name="T118"> </text:span><text:span text:style-name="T119">d</text:span><text:span text:style-name="T118">as informações da base através do backup</text:span><text:span text:style-name="T110">.</text:span></text:p>
      <text:p text:style-name="P9"><text:span text:style-name="T79">[100% concluído]</text:span><text:span text:style-name="T110"> </text:span><text:span text:style-name="T81">Udemy </text:span><text:span text:style-name="T83">(</text:span><text:span text:style-name="T96">54 horas</text:span><text:span text:style-name="T83">)</text:span><text:span text:style-name="T81"> | </text:span><text:span text:style-name="T88">Educação a distância</text:span><text:span text:style-name="T81">:</text:span><text:span text:style-name="T110"> </text:span><text:span text:style-name="T112">t</text:span><text:span text:style-name="T110">reinamento básico de desenvolvimento e programação </text:span><text:span text:style-name="T113">f</text:span><text:span text:style-name="T110">ront-end </text:span><text:span text:style-name="T113">utilizando</text:span><text:span text:style-name="T110"> </text:span><text:span text:style-name="T118">HTML5, CSS3 </text:span><text:span text:style-name="T120">e</text:span><text:span text:style-name="T118"> J</text:span><text:span text:style-name="T120">ava</text:span><text:span text:style-name="T118">S</text:span><text:span text:style-name="T120">cript</text:span><text:span text:style-name="T118"> e</text:span><text:span text:style-name="T120">m cinco</text:span><text:span text:style-name="T118"> </text:span><text:span text:style-name="T120">p</text:span><text:span text:style-name="T118">rojetos.</text:span></text:p>
      <text:p text:style-name="P9"><text:span text:style-name="T79">[100% concluído]</text:span><text:span text:style-name="T110"> </text:span><text:span text:style-name="T81">Udemy </text:span><text:span text:style-name="T84">(10 horas)</text:span><text:span text:style-name="T81"> | </text:span><text:span text:style-name="T88">Educação a distância</text:span><text:span text:style-name="T81">:</text:span><text:span text:style-name="T110"> </text:span><text:span text:style-name="T112">t</text:span><text:span text:style-name="T110">reinamento básico de inglês </text:span><text:span text:style-name="T114">sobre</text:span><text:span text:style-name="T110"> </text:span><text:span text:style-name="T114">metodologia </text:span><text:span text:style-name="T110">para ser fluente.</text:span><text:bookmark text:name="_GoBack"/></text:p>
      <text:p text:style-name="P10"><text:span text:style-name="T79">[setembro de 2018 – fevereiro de 2019]</text:span><text:span text:style-name="T110"> </text:span><text:span text:style-name="T81">Instituto Mix </text:span><text:span text:style-name="T83">(96 horas)</text:span><text:span text:style-name="T81"> | Gaspar, Santa Catarina:</text:span><text:span text:style-name="T110"> </text:span><text:span text:style-name="T98">t</text:span><text:span text:style-name="T97">reinamento</text:span><text:span text:style-name="T110"> básico de </text:span><text:span text:style-name="T115">m</text:span><text:span text:style-name="T110">ontagem e </text:span><text:span text:style-name="T115">m</text:span><text:span text:style-name="T110">anutenção </text:span><text:span text:style-name="T115">de</text:span><text:span text:style-name="T110"> hardware e redes.</text:span></text:p>
      <text:p text:style-name="P10"><text:span text:style-name="T79">[maio de 2017 – outubro de 2018]</text:span><text:span text:style-name="T110"> </text:span><text:span text:style-name="T81">GERAR </text:span><text:span text:style-name="T83">(1280 horas)</text:span><text:span text:style-name="T81"> | Gaspar e Blumenau, Santa Catarina: </text:span><text:span text:style-name="T98">c</text:span><text:span text:style-name="T97">urso</text:span><text:span text:style-name="T116"> de </text:span><text:span text:style-name="T117">a</text:span><text:span text:style-name="T116">dministração como menor aprendiz.</text:span></text:p>
      <text:p text:style-name="P14"/>
      <text:p text:style-name="P17">Experiência:</text:p>
      <text:p text:style-name="P22"><text:span text:style-name="T34">[</text:span><text:span text:style-name="T47">outubro </text:span><text:span text:style-name="T34">de </text:span><text:span text:style-name="T48">202</text:span><text:span text:style-name="T47">1</text:span><text:span text:style-name="T34"> – </text:span><text:span text:style-name="T47">até o momento</text:span><text:span text:style-name="T34">] </text:span><text:span text:style-name="T49">Desenvolvedor front-end</text:span><text:span text:style-name="T34"> | </text:span><text:span text:style-name="T47">Performa_IT</text:span><text:span text:style-name="T34">: </text:span><text:span text:style-name="T62">c</text:span><text:span text:style-name="T60">omo desenvolvedor front-end eu trabalho em ecommerces, sites de crowdfunding e sistemas em geral. Utilizo as tecnologias: React, Angular, AngularJS, NextJS, JavaScript, TypeScript, jQuery, </text:span><text:span text:style-name="T61">Storybook</text:span><text:span text:style-name="T60">, RxJS, HTML, CSS, SASS, Material Design, Bootstrap, Chakra UI, Git, Bitbucket, NPM e Yarn. Dou o meu máximo para </text:span><text:soft-page-break/><text:span text:style-name="T60">entregar com a maior qualidade possível, gerando resultado e fazendo a diferença. Sempre através de trocas de ideias, soluções e revisões de códigos (pull requests), viso ajudar e auxiliar meus colegas de equipe</text:span><text:span text:style-name="T31">.</text:span></text:p>
      <text:p text:style-name="P23"><text:span text:style-name="T34">[</text:span><text:span text:style-name="T48">janeiro</text:span><text:span text:style-name="T34"> de </text:span><text:span text:style-name="T48">2020</text:span><text:span text:style-name="T34"> – </text:span><text:span text:style-name="T47">setembro de 2021</text:span><text:span text:style-name="T34">] </text:span><text:span text:style-name="T49">Desenvolvedor front-end</text:span><text:span text:style-name="T34"> | </text:span><text:span text:style-name="T49">Velow </text:span><text:span text:style-name="T50">Sistemas</text:span><text:span text:style-name="T34">: </text:span><text:span text:style-name="T63">t</text:span><text:span text:style-name="T64">rabalh</text:span><text:span text:style-name="T65">ei </text:span><text:span text:style-name="T64">como desenvolvedor front-end criando e dando manutenção em aplicações web utilizando tecnologicas como HTML, CSS, SASS, JavaScript, TypeScript, jQuery, NPM, Git, Material Design, Web Socket, Firebase Web Push Notifications, Service Worker, RxJS, AngularJS e Angular, também ajudei na iniciativa da implementação do HTTP2, na criação de uma Angular Library e auxiliando novos colegas de time</text:span><text:span text:style-name="T31">.</text:span></text:p>
      <text:p text:style-name="P11"><text:span text:style-name="T79">[maio de </text:span><text:span text:style-name="T91">2019</text:span><text:span text:style-name="T79"> – </text:span><text:span text:style-name="T90">dezembro de 2019</text:span><text:span text:style-name="T79">] </text:span><text:span text:style-name="T91">Estagiário de programação</text:span><text:span text:style-name="T79"> | </text:span><text:span text:style-name="T91">Velow </text:span><text:span text:style-name="T92">Sistemas</text:span><text:span text:style-name="T79">: </text:span><text:span text:style-name="T98">a</text:span><text:span text:style-name="T97">tuei como estagiário de programação </text:span><text:span text:style-name="T108">no time de front-end</text:span><text:span text:style-name="T97">, </text:span><text:span text:style-name="T108">após isso </text:span><text:span text:style-name="T97">consegui ser efetivado.</text:span></text:p>
      <text:p text:style-name="P24"><text:span text:style-name="T51">[</text:span><text:span text:style-name="T52">novembro</text:span><text:span text:style-name="T51"> de </text:span><text:span text:style-name="T53">201</text:span><text:span text:style-name="T52">8</text:span><text:span text:style-name="T51"> – </text:span><text:span text:style-name="T52">abril</text:span><text:span text:style-name="T54"> de 2019</text:span><text:span text:style-name="T51">] </text:span><text:span text:style-name="T52">Técnico de informática</text:span><text:span text:style-name="T51"> | </text:span><text:span text:style-name="T66">Autônomo</text:span><text:span text:style-name="T51">: </text:span><text:span text:style-name="T32">comecei a fazer manutenção em computadores e atender clientes</text:span><text:span text:style-name="T24">.</text:span></text:p>
      <text:p text:style-name="P12"><text:span text:style-name="T79">[maio de 2017 – outubro de 2018] Auxiliar de TI | Fazzenda Park Hotel: </text:span><text:span text:style-name="T98">e</text:span><text:span text:style-name="T97">u era um menor aprendiz, com 14 anos, tive muitas responsabilidades e ordens de serviço para fazer, ganhei muita experiência na parte de suporte.</text:span></text:p>
      <text:p text:style-name="P18"><text:span text:style-name="T34">[junho de 2016 – janeiro de 2017] </text:span><text:span text:style-name="T55">Locutor</text:span><text:span text:style-name="T34"> | Rádio Sentinela do Vale: </text:span><text:span text:style-name="T33">t</text:span><text:span text:style-name="T24">rabalhei com meu potencial de comunicação na rádio, apresentava um programa de entretenimento, chamado Variedades, junto de um coleg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, sans-serif"/>
    <style:font-face style:name="arial" svg:font-family="arial" style:font-family-generic="swiss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7f7f7f" style:font-name="Arial" fo:font-size="11pt" fo:language="pt" fo:country="PT" style:letter-kerning="false" style:font-name-asian="Arial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3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64cm" fo:margin-bottom="0.353cm" loext:contextual-spacing="false" fo:line-height="100%" fo:keep-together="always" fo:keep-with-next="always"/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4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.353cm" loext:contextual-spacing="false" fo:keep-together="always" fo:keep-with-next="always"/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loext:contextual-spacing="false" fo:keep-together="always" fo:keep-with-next="always"/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cm" fo:margin-bottom="0cm" loext:contextual-spacing="true" fo:line-height="100%"/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Informações_20_de_20_Contacto" style:display-name="Informações de Contacto" style:family="paragraph" style:parent-style-name="Standard" style:default-outline-level="">
      <style:paragraph-properties fo:margin-top="0.282cm" fo:margin-bottom="1.199cm" loext:contextual-spacing="false" fo:line-height="100%"/>
      <style:text-properties fo:color="#25c0d5" style:font-name="Arial" fo:font-family="Arial" style:font-family-generic="roman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/>
    </style:style>
    <style:style style:name="List_20_Bullet" style:display-name="List Bullet" style:family="paragraph" style:parent-style-name="Standard" style:default-outline-level="">
      <style:paragraph-properties fo:margin-top="0cm" fo:margin-bottom="0.282cm" loext:contextual-spacing="true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color="#25c0d5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lock_20_Text" style:display-name="Block Text" style:family="paragraph" style:parent-style-name="Standard" style:default-outline-level="">
      <style:text-properties fo:font-size="15pt" style:font-name-asian="Arial1" style:font-family-asian="Arial" style:font-family-generic-asian="system" style:font-pitch-asian="variable" style:font-size-asian="15pt" style:font-style-complex="italic"/>
    </style:style>
    <style:style style:name="Default_20_Paragraph_20_Font" style:display-name="Default Paragraph Font" style:family="text"/>
    <style:style style:name="Título_20_Char" style:display-name="Título Char" style:family="text" style:parent-style-name="Default_20_Paragraph_20_Font">
      <style:text-properties fo:color="#151c3a" style:font-name="Arial" fo:font-family="Arial" style:font-family-generic="roman" style:font-pitch="variable" fo:font-size="34pt" fo:font-weight="bold" style:font-name-asian="Arial1" style:font-family-asian="Arial" style:font-family-generic-asian="system" style:font-pitch-asian="variable" style:font-size-asian="34pt" style:font-weight-asian="bold" style:font-name-complex="DejaVu Sans" style:font-family-complex="'DejaVu Sans'" style:font-family-generic-complex="system" style:font-pitch-complex="variable" style:font-size-complex="28pt"/>
    </style:style>
    <style:style style:name="Título_20_1_20_Char" style:display-name="Título 1 Char" style:family="text" style:parent-style-name="Default_20_Paragraph_20_Font">
      <style:text-properties fo:color="#151c3a"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DejaVu Sans" style:font-family-complex="'DejaVu Sans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51c3a"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151c3a"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tyle-complex="italic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>
      <style:text-properties fo:color="#25c0d5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ítulo_20_5_20_Char" style:display-name="Título 5 Char" style:family="text" style:parent-style-name="Default_20_Paragraph_20_Font">
      <style:text-properties fo:color="#25c0d5" style:font-name="Arial" fo:font-family="Arial" style:font-family-generic="roman" style:font-pitch="variable" style:font-name-asian="Arial1" style:font-family-asian="Arial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ítulo_20_6_20_Char" style:display-name="Título 6 Char" style:family="text" style:parent-style-name="Default_20_Paragraph_20_Font">
      <style:text-properties fo:color="#25c0d5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/>
    </style:style>
    <style:style style:name="Título_20_7_20_Char" style:display-name="Título 7 Char" style:family="text" style:parent-style-name="Default_20_Paragraph_20_Font">
      <style:text-properties fo:color="#25c0d5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tyle-complex="italic"/>
    </style:style>
    <style:style style:name="Título_20_8_20_Char" style:display-name="Título 8 Char" style:family="text" style:parent-style-name="Default_20_Paragraph_20_Font">
      <style:text-properties fo:color="#151c3a" style:font-name="Arial" fo:font-family="Arial" style:font-family-generic="roman" style:font-pitch="variable" fo:font-size="10.5pt" style:font-name-asian="Arial1" style:font-family-asian="Arial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151c3a"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Internet_20_link" style:display-name="Internet link" style:family="text" style:parent-style-name="Default_20_Paragraph_20_Font">
      <style:text-properties fo:color="#25c0d5" style:text-underline-style="solid" style:text-underline-width="auto" style:text-underline-color="font-color"/>
    </style:style>
    <style:style style:name="lt-line-clamp_5f__5f_raw-line" style:display-name="lt-line-clamp__raw-lin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color="#25c0d5"/>
    </style:style>
    <style:style style:name="ListLabel_20_11" style:display-name="ListLabel 11" style:family="text">
      <style:text-properties fo:color="#000000" fo:font-size="12pt" style:text-underline-style="none" style:font-size-asian="12pt" style:font-name-complex="Arial1" style:font-family-complex="Arial" style:font-family-generic-complex="system" style:font-pitch-complex="variable" style:font-size-complex="12pt"/>
    </style:style>
    <style:style style:name="ListLabel_20_12" style:display-name="ListLabel 12" style:family="text">
      <style:text-properties fo:color="#0d0d0d" style:font-name="Arial" fo:font-family="Arial" style:font-family-generic="roman" style:font-pitch="variable" fo:font-size="12pt" style:text-underline-style="none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 style:language-complex="pt" style:country-complex="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13cm" fo:margin-bottom="1.702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13cm" fo:margin-bottom="2.54cm" fo:margin-left="2.413cm" fo:margin-right="2.41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dmin</meta:initial-creator>
    <meta:editing-cycles>112</meta:editing-cycles>
    <meta:print-date>2019-02-01T12:54:00</meta:print-date>
    <meta:creation-date>2018-01-13T12:08:00</meta:creation-date>
    <dc:date>2022-07-26T21:27:45.913583096</dc:date>
    <meta:editing-duration>PT10H38M12S</meta:editing-duration>
    <meta:generator>LibreOffice/6.4.7.2$Linux_X86_64 LibreOffice_project/40$Build-2</meta:generator>
    <meta:document-statistic meta:table-count="0" meta:image-count="0" meta:object-count="0" meta:page-count="4" meta:paragraph-count="39" meta:word-count="1077" meta:character-count="7203" meta:non-whitespace-character-count="614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